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62.png" xlink:type="simple" xlink:show="embed" xlink:actuate="onLoad"/></draw:frame></text:p>
          </table:table-cell>
          <table:table-cell table:style-name="Table1.B1" office:value-type="string">
            <text:h text:style-name="P5" text:outline-level="1">Временное подтверждение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1">C</text:span><text:span text:style-name="T2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99cm" draw:z-index="1"><draw:image xlink:href="../images/0162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2">Блок реализует </text:span><text:span text:style-name="T3">временную</text:span><text:span text:style-name="T2"> «выдержку» </text:span><text:span text:style-name="T3">на изменение</text:span><text:span text:style-name="T2"> типа </text:span><text:span text:style-name="T3">выходного логического сигнала</text:span><text:span text:style-name="T2"> при изменении типа соответствующего </text:span><text:span text:style-name="T3">логического</text:span><text:span text:style-name="T2"> сигнала в векторе входных сигналов.</text:span></text:p>
            <text:p text:style-name="P4">Изменяет значение на выходе при выполнении условия более заданного времени.</text:p>
            <text:p text:style-name="P4"><text:span text:style-name="T4">Свойства</text:span>:</text:p>
            <text:list xml:id="list7386781299578581621" text:style-name="L1">
              <text:list-item>
                <text:p text:style-name="P6">Вектор времён подтверждения.</text:p>
              </text:list-item>
              <text:list-item>
                <text:p text:style-name="P6">Подтверждение требуется – условие, при котором формируется импульс.</text:p>
              </text:list-item>
              <text:list-item>
                <text:p text:style-name="P6">Тип выхода – тип выхода блока<text:span text:style-name="T1">:</text:span> обычный или инверсный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ременное подтверждение</dc:title>
    <dc:date>2014-12-22T16:33:26.71</dc:date>
    <meta:generator>OpenOffice/4.1.1$Win32 OpenOffice.org_project/411m6$Build-9775</meta:generator>
    <meta:editing-duration>PT2H18M21S</meta:editing-duration>
    <meta:editing-cycles>119</meta:editing-cycles>
    <meta:document-statistic meta:table-count="1" meta:image-count="2" meta:object-count="0" meta:page-count="1" meta:paragraph-count="12" meta:word-count="65" meta:character-count="465"/>
  </office:meta>
</office:document-meta>
</file>